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planning_time</text:p>
          </table:table-cell>
          <table:table-cell office:value-type="string" calcext:value-type="string">
            <text:p>singlesoutcome_planning_call</text:p>
          </table:table-cell>
          <table:table-cell office:value-type="string" calcext:value-type="string">
            <text:p>alloutcome_planning_call</text:p>
          </table:table-cell>
          <table:table-cell office:value-type="string" calcext:value-type="string">
            <text:p>unsolvable_states</text:p>
          </table:table-cell>
          <table:table-cell office:value-type="string" calcext:value-type="string">
            <text:p>solvable</text:p>
          </table:table-cell>
          <table:table-cell office:value-type="string" calcext:value-type="string">
            <text:p>policy_length</text:p>
          </table:table-cell>
          <table:table-cell office:value-type="string" calcext:value-type="string">
            <text:p>plan_length</text:p>
          </table:table-cell>
        </table:table-row>
        <table:table-row table:style-name="ro1">
          <table:table-cell office:value-type="string" calcext:value-type="string">
            <text:p>bw_5_20405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w_5_30906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w_5_30495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w_5_28161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w_5_14257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w_10_25149</text:p>
          </table:table-cell>
          <table:table-cell office:value-type="float" office:value="0.767" calcext:value-type="float">
            <text:p>0.7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w_10_11511</text:p>
          </table:table-cell>
          <table:table-cell office:value-type="float" office:value="1.522" calcext:value-type="float">
            <text:p>1.5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w_10_555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w_10_17042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w_10_21015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w_18_25751</text:p>
          </table:table-cell>
          <table:table-cell office:value-type="float" office:value="50.689" calcext:value-type="float">
            <text:p>50.68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w_18_10479</text:p>
          </table:table-cell>
          <table:table-cell office:value-type="float" office:value="1456.211" calcext:value-type="float">
            <text:p>1456.2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w_18_5352</text:p>
          </table:table-cell>
          <table:table-cell office:value-type="float" office:value="338.982" calcext:value-type="float">
            <text:p>338.98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w_18_32200</text:p>
          </table:table-cell>
          <table:table-cell office:value-type="float" office:value="31.098" calcext:value-type="float">
            <text:p>31.09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w_18_11405</text:p>
          </table:table-cell>
          <table:table-cell office:value-type="float" office:value="18.64" calcext:value-type="float">
            <text:p>18.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w_4_222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SUM([.B2:.B16])" office:value-type="float" office:value="1901.258" calcext:value-type="float">
            <text:p>1901.258</text:p>
          </table:table-cell>
          <table:table-cell table:number-columns-repeated="4"/>
          <table:table-cell table:formula="of:=SUM([.G2:.G16])" office:value-type="float" office:value="2207" calcext:value-type="float">
            <text:p>22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0/00/0000</text:date>, <text:time style:data-style-name="N2" text:time-value="00:51:49.50491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1T00:52:47.229422262</dc:date>
    <dc:creator>Vahid </dc:creator>
    <meta:editing-duration>PT7M29S</meta:editing-duration>
    <meta:editing-cycles>2</meta:editing-cycles>
    <meta:generator>LibreOffice/5.1.6.2$Linux_X86_64 LibreOffice_project/10m0$Build-2</meta:generator>
    <meta:document-statistic meta:table-count="1" meta:cell-count="138" meta:object-count="0"/>
  </office:meta>
</office:document-meta>
</file>